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Object 1/content.xml"/>
  <manifest:file-entry manifest:media-type="text/xml" manifest:full-path="Object 1/Object 1/styles.xml"/>
  <manifest:file-entry manifest:media-type="text/xml" manifest:full-path="Object 1/Object 1/meta.xml"/>
  <manifest:file-entry manifest:media-type="application/vnd.oasis.opendocument.chart" manifest:full-path="Object 1/Object 1/"/>
  <manifest:file-entry manifest:media-type="application/x-openoffice-gdimetafile;windows_formatname=&quot;GDIMetaFile&quot;" manifest:full-path="Object 1/ObjectReplacements/Object 1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t1" text:anchor-type="paragraph" svg:x="0.187cm" svg:y="2.501cm" svg:width="25.012cm" svg:height="10.21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26T09:10:51.63</meta:creation-date>
    <meta:document-statistic meta:table-count="0" meta:image-count="0" meta:object-count="1" meta:page-count="1" meta:paragraph-count="0" meta:word-count="0" meta:character-count="0"/>
    <dc:date>2024-11-26T09:17:01.94</dc:date>
    <meta:editing-duration>PT6M10S</meta:editing-duration>
    <meta:editing-cycles>1</meta:editing-cycles>
    <meta:generator>OpenOffice/4.1.8$Win32 OpenOffice.org_project/418m3$Build-9803</meta:generator>
  </office:meta>
</office:document-meta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08cm" svg:height="12.225cm" xlink:href="." xlink:type="simple" chart:class="chart:line" chart:style-name="ch1">
        <chart:legend chart:legend-position="end" svg:x="18.914cm" svg:y="5.276cm" style:legend-expansion="high" chart:style-name="ch2"/>
        <chart:plot-area chart:style-name="ch3" chart:data-source-has-labels="both" svg:x="0.864cm" svg:y="1.111cm" svg:width="17.222cm" svg:height="10.45cm">
          <chartooo:coordinate-region svg:x="3.722cm" svg:y="1.323cm" svg:width="11.452cm" svg:height="9.141cm"/>
          <chart:axis chart:dimension="x" chart:name="primary-x" chart:style-name="ch4" chartooo:axis-type="auto">
            <chartooo:date-scale/>
            <chart:categories table:cell-range-address="local-table.$A$2:.$A$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8" chart:label-cell-address="local-table.$B$1" chart:class="chart:line">
            <chart:data-point chart:repeated="27"/>
          </chart:series>
          <chart:series chart:style-name="ch8" chart:values-cell-range-address="local-table.$C$2:.$C$28" chart:label-cell-address="local-table.$C$1" chart:class="chart:line">
            <chart:data-point chart:repeated="27"/>
          </chart:series>
          <chart:series chart:style-name="ch9" chart:values-cell-range-address="local-table.$D$2:.$D$28" chart:label-cell-address="local-table.$D$1" chart:class="chart:line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+</text:p>
              </table:table-cell>
              <table:table-cell office:value-type="string">
                <text:p>Vs</text:p>
              </table:table-cell>
              <table:table-cell office:value-type="string">
                <text:p>V- </text:p>
              </table:table-cell>
            </table:table-row>
          </table:table-header-rows>
          <table:table-rows>
            <table:table-row>
              <table:table-cell office:value-type="string">
                <text:p>Minimum de tension panneau solaire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Minimum fonctionnement du circuit </text:p>
              </table:table-cell>
              <table:table-cell office:value-type="float" office:value="6.8">
                <text:p>6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">
                <text:p>7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">
                <text:p>8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">
                <text:p>9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">
                <text:p>10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">
                <text:p>11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">
                <text:p>12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">
                <text:p>13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">
                <text:p>14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">
                <text:p>15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">
                <text:p>16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">
                <text:p>17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">
                <text:p>18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8">
                <text:p>20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8">
                <text:p>21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8">
                <text:p>22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8">
                <text:p>23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">
                <text:p>24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Maximum de tension panneau solaire </text:p>
              </table:table-cell>
              <table:table-cell office:value-type="float" office:value="25.8">
                <text:p>25.8</text:p>
              </table:table-cell>
              <table:table-cell office:value-type="float" office:value="10">
                <text:p>10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1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3" table:default-cell-style-name="ce2"/>
        <table:table-column table:style-name="co2" table:default-cell-style-name="Default"/>
        <table:table-row table:style-name="ro1" table:number-rows-repeated="3"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V+</text:p>
          </table:table-cell>
          <table:table-cell table:style-name="ce1" office:value-type="string">
            <text:p>Vs</text:p>
          </table:table-cell>
          <table:table-cell table:style-name="ce1" office:value-type="string">
            <text:p>V- </text:p>
          </table:table-cell>
          <table:table-cell>
            <draw:frame table:end-cell-address="Feuille1.N31" table:end-x="0.54cm" table:end-y="0.061cm" draw:z-index="0" draw:style-name="gr1" draw:text-style-name="P1" svg:width="20.707cm" svg:height="12.224cm" svg:x="0.156cm" svg:y="0.03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Minimum de tension panneau solaire </text:p>
          </table:table-cell>
          <table:table-cell table:number-columns-repeated="2" office:value-type="float" office:value="0">
            <text:p>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5]+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6]+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7]+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8]+1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9]+1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10]+1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 office:value-type="string">
            <text:p>Minimum fonctionnement du circuit </text:p>
          </table:table-cell>
          <table:table-cell office:value-type="float" office:value="6.8">
            <text:p>6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12]+1" office:value-type="float" office:value="7.8">
            <text:p>7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13]+1" office:value-type="float" office:value="8.8">
            <text:p>8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14]+1" office:value-type="float" office:value="9.8">
            <text:p>9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15]+1" office:value-type="float" office:value="10.8">
            <text:p>10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16]+1" office:value-type="float" office:value="11.8">
            <text:p>11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17]+1" office:value-type="float" office:value="12.8">
            <text:p>12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18]+1" office:value-type="float" office:value="13.8">
            <text:p>13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19]+1" office:value-type="float" office:value="14.8">
            <text:p>14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20]+1" office:value-type="float" office:value="15.8">
            <text:p>15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21]+1" office:value-type="float" office:value="16.8">
            <text:p>16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22]+1" office:value-type="float" office:value="17.8">
            <text:p>17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23]+1" office:value-type="float" office:value="18.8">
            <text:p>18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24]+1" office:value-type="float" office:value="19.8">
            <text:p>19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25]+1" office:value-type="float" office:value="20.8">
            <text:p>20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26]+1" office:value-type="float" office:value="21.8">
            <text:p>21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27]+1" office:value-type="float" office:value="22.8">
            <text:p>22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28]+1" office:value-type="float" office:value="23.8">
            <text:p>23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/>
          <table:table-cell table:formula="of:=[.B29]+1" office:value-type="float" office:value="24.8">
            <text:p>24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 office:value-type="string">
            <text:p>Maximum de tension panneau solaire </text:p>
          </table:table-cell>
          <table:table-cell table:formula="of:=[.B30]+1" office:value-type="float" office:value="25.8">
            <text:p>25,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6">26/11/2024</text:date>, <text:time>09:1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